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202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3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29"/>
    <style:style style:name="ce41" style:family="table-cell" style:parent-style-name="Default" style:data-style-name="N134"/>
    <style:style style:name="ce42" style:family="table-cell" style:parent-style-name="Default" style:data-style-name="N142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column table:style-name="co6" table:default-cell-style-name="ce18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41"/>
        <table:table-column table:style-name="co11" table:default-cell-style-name="ce42"/>
        <table:table-column table:style-name="co12" table:visibility="collapse" table:number-columns-repeated="2" table:default-cell-style-name="ce39"/>
        <table:table-column table:style-name="co13" table:default-cell-style-name="ce42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0" table:formula="of:=['Budget Planner'.D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0" table:formula="of:=['Budget Planner'.C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3"/>
          <table:table-cell table:style-name="ce43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4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4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3:28:25.312557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4T13:29:28.983612632</dc:date>
    <meta:editing-duration>PT8H24M51S</meta:editing-duration>
    <meta:editing-cycles>46</meta:editing-cycles>
    <meta:generator>LibreOffice/5.0.6.2$Linux_X86_64 LibreOffice_project/00$Build-2</meta:generator>
    <meta:document-statistic meta:table-count="4" meta:cell-count="1500" meta:object-count="0"/>
  </office:meta>
</office:document-meta>
</file>